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291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PROBABILITY PERCENT 0-2 Algorithms list sorting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<text:s/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PROBABILITY PERCENT 0-2 Algorithms list sorting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<text:s/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20.4081632653061">
            <text:p>20.41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y,7,aa,ad,ae,3,ao,ap,6,</text:p>
          </table:table-cell>
          <table:table-cell office:value-type="string">
            <text:p>a,ao,ap,</text:p>
          </table:table-cell>
          <table:table-cell office:value-type="string">
            <text:p>a,ao,ap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9-10T17:43:21</dc:date>
    <dc:creator>mike </dc:creator>
    <meta:editing-duration>P0D</meta:editing-duration>
    <meta:editing-cycles>1</meta:editing-cycles>
    <meta:document-statistic meta:table-count="1" meta:cell-count="322" meta:object-count="0"/>
  </office:meta>
</office:document-meta>
</file>